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fo:language="ru" fo:country="RU" fo:font-weight="bold" officeooo:rsid="000b27cb" officeooo:paragraph-rsid="0107b033" fo:background-color="transparent" style:font-size-asian="12pt" style:font-weight-asian="bold" style:font-size-complex="12pt" style:font-weight-complex="bold"/>
    </style:style>
    <style:style style:name="P2" style:family="paragraph" style:parent-style-name="Standard" style:list-style-name="L1">
      <style:text-properties style:font-name="Liberation Serif" fo:font-size="12pt" fo:language="ru" fo:country="RU" officeooo:rsid="00a7722d" officeooo:paragraph-rsid="0107b033" fo:background-color="transparent" style:font-size-asian="12pt" style:font-size-complex="12pt"/>
    </style:style>
    <style:style style:name="P3" style:family="paragraph" style:parent-style-name="Standard">
      <style:text-properties style:font-name="Liberation Serif" fo:font-size="12pt" officeooo:paragraph-rsid="0107b033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2pt" fo:language="ru" fo:country="RU" officeooo:rsid="000b27cb" fo:background-color="transparent" loext:char-shading-value="0" style:font-size-asian="12pt" style:font-size-complex="12pt"/>
    </style:style>
    <style:style style:name="T3" style:family="text">
      <style:text-properties fo:language="ru" fo:country="RU" officeooo:rsid="000b27cb" fo:background-color="transparent" loext:char-shading-value="0" style:font-size-asian="12pt" style:font-size-complex="12pt"/>
    </style:style>
    <style:style style:name="T4" style:family="text">
      <style:text-properties fo:language="ru" fo:country="RU" officeooo:rsid="00a7722d" fo:background-color="transparent" loext:char-shading-value="0" style:font-size-asian="12pt" style:font-size-complex="12pt"/>
    </style:style>
    <style:style style:name="T5" style:family="text">
      <style:text-properties fo:language="ru" fo:country="RU" fo:font-weight="bold" officeooo:rsid="00a7722d" fo:background-color="transparent" loext:char-shading-value="0" style:font-size-asian="12pt" style:font-weight-asian="bold" style:font-size-complex="12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#. </text:span><text:span text:style-name="T5">const</text:span><text:span text:style-name="T4"> vs </text:span><text:span text:style-name="T5">let</text:span><text:span text:style-name="T4">:</text:span></text:p>
      <text:list xml:id="list3710129091" text:style-name="L1">
        <text:list-item>
          <text:p text:style-name="P2">уровень блока</text:p>
        </text:list-item>
        <text:list-item>
          <text:p text:style-name="P2">константа <text:span text:style-name="T1">не может быть переопределена</text:span> (именно по этому она не может быть «без значения»)</text:p>
        </text:list-item>
      </text:list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866in" fo:margin-bottom="0.4008in" fo:margin-left="0.5035in" fo:margin-right="0.49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30T11:05:15.588943238</meta:creation-date>
    <dc:date>2020-11-03T11:50:23.765430048</dc:date>
    <meta:editing-duration>P1DT12H42M17S</meta:editing-duration>
    <meta:editing-cycles>182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22" meta:character-count="120" meta:non-whitespace-character-count="103"/>
  </office:meta>
</office:document-meta>
</file>